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84d9" officeooo:paragraph-rsid="000584d9"/>
    </style:style>
    <style:style style:name="P2" style:family="paragraph" style:parent-style-name="Standard">
      <style:text-properties officeooo:rsid="0005d421" officeooo:paragraph-rsid="0005d421"/>
    </style:style>
    <style:style style:name="P3" style:family="paragraph" style:parent-style-name="Standard">
      <style:text-properties officeooo:rsid="0005d421" officeooo:paragraph-rsid="00342d67"/>
    </style:style>
    <style:style style:name="P4" style:family="paragraph" style:parent-style-name="Standard">
      <style:text-properties officeooo:rsid="0006e92f" officeooo:paragraph-rsid="0006e92f"/>
    </style:style>
    <style:style style:name="P5" style:family="paragraph" style:parent-style-name="Standard">
      <style:text-properties officeooo:rsid="0006e92f" officeooo:paragraph-rsid="00342d67"/>
    </style:style>
    <style:style style:name="P6" style:family="paragraph" style:parent-style-name="Standard">
      <style:text-properties fo:font-weight="normal" officeooo:rsid="0006e92f" officeooo:paragraph-rsid="0006e92f" style:font-weight-asian="normal" style:font-weight-complex="normal"/>
    </style:style>
    <style:style style:name="P7" style:family="paragraph" style:parent-style-name="Standard">
      <style:text-properties fo:font-weight="normal" officeooo:rsid="0006e92f" officeooo:paragraph-rsid="00342d67" style:font-weight-asian="normal" style:font-weight-complex="normal"/>
    </style:style>
    <style:style style:name="P8" style:family="paragraph" style:parent-style-name="Standard">
      <style:text-properties fo:font-style="italic" fo:font-weight="bold" officeooo:rsid="0005d421" officeooo:paragraph-rsid="0005d421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normal" officeooo:rsid="0038e9f1" officeooo:paragraph-rsid="0038e9f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officeooo:rsid="0006e92f" officeooo:paragraph-rsid="0006e92f" style:font-style-asian="normal" style:font-style-complex="normal"/>
    </style:style>
    <style:style style:name="P11" style:family="paragraph" style:parent-style-name="Standard">
      <style:text-properties fo:font-style="normal" officeooo:rsid="0006e92f" officeooo:paragraph-rsid="00342d67" style:font-style-asian="normal" style:font-style-complex="normal"/>
    </style:style>
    <style:style style:name="P12" style:family="paragraph" style:parent-style-name="Standard">
      <style:text-properties fo:font-style="normal" officeooo:rsid="0008bb39" officeooo:paragraph-rsid="0008bb39" style:font-style-asian="normal" style:font-style-complex="normal"/>
    </style:style>
    <style:style style:name="P13" style:family="paragraph" style:parent-style-name="Standard">
      <style:text-properties fo:font-style="normal" officeooo:rsid="0008bb39" officeooo:paragraph-rsid="005847c4" style:font-style-asian="normal" style:font-style-complex="normal"/>
    </style:style>
    <style:style style:name="P14" style:family="paragraph" style:parent-style-name="Standard">
      <style:text-properties fo:font-style="normal" fo:font-weight="bold" officeooo:rsid="0008bb39" officeooo:paragraph-rsid="0008bb3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124603" officeooo:paragraph-rsid="00124603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742f7" officeooo:paragraph-rsid="001742f7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742f7" officeooo:paragraph-rsid="002c0d16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742f7" officeooo:paragraph-rsid="00360303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1742f7" officeooo:paragraph-rsid="0050cbf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742f7" officeooo:paragraph-rsid="00124603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06e92f" officeooo:paragraph-rsid="0006e92f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37d96f" officeooo:paragraph-rsid="0037d96f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50cbf5" officeooo:paragraph-rsid="0050cbf5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0de0e0" officeooo:paragraph-rsid="000de0e0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583e3e" officeooo:paragraph-rsid="00583e3e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normal" officeooo:rsid="0008bb39" officeooo:paragraph-rsid="0008bb3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08bb39" officeooo:paragraph-rsid="005847c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0de0e0" officeooo:paragraph-rsid="000de0e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0ec629" officeooo:paragraph-rsid="000ec62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742f7" officeooo:paragraph-rsid="001742f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742f7" officeooo:paragraph-rsid="002c0d1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17e91c" officeooo:paragraph-rsid="0017e91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17e91c" officeooo:paragraph-rsid="0017e91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183d7d" officeooo:paragraph-rsid="00183d7d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19d00c" officeooo:paragraph-rsid="0019d00c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1ac1da" officeooo:paragraph-rsid="001ac1da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1b9860" officeooo:paragraph-rsid="001b9860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1bb75d" officeooo:paragraph-rsid="001bb75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1c0cc8" officeooo:paragraph-rsid="001c0cc8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1c9d4f" officeooo:paragraph-rsid="001c9d4f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1d54c4" officeooo:paragraph-rsid="001d54c4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1e1cc6" officeooo:paragraph-rsid="001e1cc6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1e6b15" officeooo:paragraph-rsid="001e6b15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1f3ee4" officeooo:paragraph-rsid="001f3ee4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20ff1b" officeooo:paragraph-rsid="0020ff1b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2156b1" officeooo:paragraph-rsid="002c0d1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23e04d" officeooo:paragraph-rsid="001742f7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23e04d" officeooo:paragraph-rsid="0023e04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23e04d" officeooo:paragraph-rsid="002c0d16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2c0d16" officeooo:paragraph-rsid="002c0d16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2da30b" officeooo:paragraph-rsid="002da30b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328226" officeooo:paragraph-rsid="00328226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328226" officeooo:paragraph-rsid="00360303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328226" officeooo:paragraph-rsid="003d27d5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360303" officeooo:paragraph-rsid="00360303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83e3e" officeooo:paragraph-rsid="00583e3e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847c4" officeooo:paragraph-rsid="00583e3e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847c4" officeooo:paragraph-rsid="005847c4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bold" officeooo:rsid="00360303" officeooo:paragraph-rsid="00360303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005d421" officeooo:paragraph-rsid="0005d421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06e92f" officeooo:paragraph-rsid="0005d421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fo:font-size="14pt" fo:font-style="normal" fo:font-weight="bold" officeooo:rsid="0038e9f1" officeooo:paragraph-rsid="0038e9f1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fo:font-size="12pt" fo:font-style="normal" fo:font-weight="normal" officeooo:rsid="0038e9f1" officeooo:paragraph-rsid="0038e9f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20pt" fo:font-weight="bold" officeooo:rsid="000584d9" officeooo:paragraph-rsid="00393dec" style:font-size-asian="20pt" style:font-weight-asian="bold" style:font-size-complex="20pt" style:font-weight-complex="bold"/>
    </style:style>
    <style:style style:name="P65" style:family="paragraph" style:parent-style-name="Standard">
      <style:text-properties officeooo:rsid="003c8fb5" officeooo:paragraph-rsid="003c8fb5"/>
    </style:style>
    <style:style style:name="P66" style:family="paragraph" style:parent-style-name="Standard">
      <style:text-properties officeooo:rsid="0005d421" officeooo:paragraph-rsid="00342d67"/>
    </style:style>
    <style:style style:name="P67" style:family="paragraph" style:parent-style-name="Standard">
      <style:text-properties officeooo:rsid="005c4390" officeooo:paragraph-rsid="000584d9"/>
    </style:style>
    <style:style style:name="P68" style:family="paragraph" style:parent-style-name="Standard">
      <style:text-properties officeooo:rsid="0006e92f" officeooo:paragraph-rsid="0006e92f"/>
    </style:style>
    <style:style style:name="P69" style:family="paragraph" style:parent-style-name="Standard" style:list-style-name="L1" style:master-page-name="">
      <style:paragraph-properties fo:margin-left="0.953cm" fo:margin-right="0cm" fo:text-indent="0cm" style:auto-text-indent="false" style:page-number="auto"/>
      <style:text-properties fo:font-style="normal" fo:font-weight="normal" officeooo:rsid="000ec629" officeooo:paragraph-rsid="000ec629" style:font-style-asian="normal" style:font-weight-asian="normal" style:font-style-complex="normal" style:font-weight-complex="normal"/>
    </style:style>
    <style:style style:name="P70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0ec629" officeooo:paragraph-rsid="000ec629" style:font-style-asian="normal" style:font-weight-asian="normal" style:font-style-complex="normal" style:font-weight-complex="normal"/>
    </style:style>
    <style:style style:name="P71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0ec629" officeooo:paragraph-rsid="0051bfd8" style:font-style-asian="normal" style:font-weight-asian="normal" style:font-style-complex="normal" style:font-weight-complex="normal"/>
    </style:style>
    <style:style style:name="P72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0ec629" officeooo:paragraph-rsid="00106aae" style:font-style-asian="normal" style:font-weight-asian="normal" style:font-style-complex="normal" style:font-weight-complex="normal"/>
    </style:style>
    <style:style style:name="P73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556d91" officeooo:paragraph-rsid="00556d91" style:font-style-asian="normal" style:font-weight-asian="normal" style:font-style-complex="normal" style:font-weight-complex="normal"/>
    </style:style>
    <style:style style:name="P74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106aae" officeooo:paragraph-rsid="00106aae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2d67" style:font-weight-asian="bold" style:font-weight-complex="bold"/>
    </style:style>
    <style:style style:name="T3" style:family="text">
      <style:text-properties fo:font-weight="bold" officeooo:rsid="00124603" style:font-weight-asian="bold" style:font-weight-complex="bold"/>
    </style:style>
    <style:style style:name="T4" style:family="text">
      <style:text-properties fo:font-weight="bold" officeooo:rsid="0051bfd8" style:font-weight-asian="bold" style:font-weight-complex="bold"/>
    </style:style>
    <style:style style:name="T5" style:family="text">
      <style:text-properties officeooo:rsid="0006e92f"/>
    </style:style>
    <style:style style:name="T6" style:family="text">
      <style:text-properties officeooo:rsid="0008bb39"/>
    </style:style>
    <style:style style:name="T7" style:family="text">
      <style:text-properties officeooo:rsid="00106aae"/>
    </style:style>
    <style:style style:name="T8" style:family="text">
      <style:text-properties officeooo:rsid="00124603"/>
    </style:style>
    <style:style style:name="T9" style:family="text">
      <style:text-properties officeooo:rsid="0015fb3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83d7d"/>
    </style:style>
    <style:style style:name="T12" style:family="text">
      <style:text-properties officeooo:rsid="001742f7"/>
    </style:style>
    <style:style style:name="T13" style:family="text">
      <style:text-properties officeooo:rsid="001f3ee4"/>
    </style:style>
    <style:style style:name="T14" style:family="text">
      <style:text-properties officeooo:rsid="0020b574"/>
    </style:style>
    <style:style style:name="T15" style:family="text">
      <style:text-properties officeooo:rsid="002354a8"/>
    </style:style>
    <style:style style:name="T16" style:family="text">
      <style:text-properties officeooo:rsid="0025c166"/>
    </style:style>
    <style:style style:name="T17" style:family="text">
      <style:text-properties officeooo:rsid="0028705a"/>
    </style:style>
    <style:style style:name="T18" style:family="text">
      <style:text-properties officeooo:rsid="002a5399"/>
    </style:style>
    <style:style style:name="T19" style:family="text">
      <style:text-properties officeooo:rsid="002f8073"/>
    </style:style>
    <style:style style:name="T20" style:family="text">
      <style:text-properties officeooo:rsid="00314afe"/>
    </style:style>
    <style:style style:name="T21" style:family="text">
      <style:text-properties officeooo:rsid="00342d67"/>
    </style:style>
    <style:style style:name="T22" style:family="text">
      <style:text-properties style:font-name="Liberation Serif1" officeooo:rsid="00342d67"/>
    </style:style>
    <style:style style:name="T23" style:family="text">
      <style:text-properties style:font-name="Liberation Serif1" fo:font-weight="bold" officeooo:rsid="00342d67" style:font-weight-asian="bold" style:font-weight-complex="bold"/>
    </style:style>
    <style:style style:name="T24" style:family="text">
      <style:text-properties officeooo:rsid="00360303"/>
    </style:style>
    <style:style style:name="T25" style:family="text">
      <style:text-properties fo:font-size="12pt" style:font-size-asian="10.5pt" style:font-size-complex="12pt"/>
    </style:style>
    <style:style style:name="T26" style:family="text">
      <style:text-properties fo:font-size="12pt" officeooo:rsid="003c8fb5" style:font-size-asian="10.5pt" style:font-size-complex="12pt"/>
    </style:style>
    <style:style style:name="T27" style:family="text">
      <style:text-properties officeooo:rsid="001e6b15"/>
    </style:style>
    <style:style style:name="T28" style:family="text">
      <style:text-properties officeooo:rsid="00393dec"/>
    </style:style>
    <style:style style:name="T29" style:family="text">
      <style:text-properties officeooo:rsid="003a642a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393dec" style:font-size-asian="14pt" style:font-size-complex="14pt"/>
    </style:style>
    <style:style style:name="T32" style:family="text">
      <style:text-properties officeooo:rsid="003abca3"/>
    </style:style>
    <style:style style:name="T33" style:family="text">
      <style:text-properties officeooo:rsid="003d27d5"/>
    </style:style>
    <style:style style:name="T34" style:family="text">
      <style:text-properties officeooo:rsid="003ecbd9"/>
    </style:style>
    <style:style style:name="T35" style:family="text">
      <style:text-properties officeooo:rsid="0043210d"/>
    </style:style>
    <style:style style:name="T36" style:family="text">
      <style:text-properties officeooo:rsid="0046ea8e"/>
    </style:style>
    <style:style style:name="T37" style:family="text">
      <style:text-properties officeooo:rsid="0049a0d2"/>
    </style:style>
    <style:style style:name="T38" style:family="text">
      <style:text-properties officeooo:rsid="004b9e07"/>
    </style:style>
    <style:style style:name="T39" style:family="text">
      <style:text-properties officeooo:rsid="004ed2b4"/>
    </style:style>
    <style:style style:name="T40" style:family="text">
      <style:text-properties officeooo:rsid="004eee15"/>
    </style:style>
    <style:style style:name="T41" style:family="text">
      <style:text-properties officeooo:rsid="004fbce0"/>
    </style:style>
    <style:style style:name="T42" style:family="text">
      <style:text-properties officeooo:rsid="00500759"/>
    </style:style>
    <style:style style:name="T43" style:family="text">
      <style:text-properties officeooo:rsid="0050cbf5"/>
    </style:style>
    <style:style style:name="T44" style:family="text">
      <style:text-properties fo:font-weight="normal" officeooo:rsid="00106aae" style:font-weight-asian="normal" style:font-weight-complex="normal"/>
    </style:style>
    <style:style style:name="T45" style:family="text">
      <style:text-properties officeooo:rsid="000ec629"/>
    </style:style>
    <style:style style:name="T46" style:family="text">
      <style:text-properties officeooo:rsid="00564d95"/>
    </style:style>
    <style:style style:name="T47" style:family="text">
      <style:text-properties officeooo:rsid="005847c4"/>
    </style:style>
    <style:style style:name="T48" style:family="text">
      <style:text-properties officeooo:rsid="005c4390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93dec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T21">O</text:span>bjectDump</text:p>
      <text:p text:style-name="P64"/>
      <text:p text:style-name="P60"/>
      <text:p text:style-name="P60"><text:span text:style-name="T28">1. </text:span>Installazione</text:p>
      <text:p text:style-name="P8"/>
      <text:p text:style-name="P3"><text:span text:style-name="T21">P</text:span>er installare il programma <text:span text:style-name="T22">è</text:span> sufficiente eseguire il Makefile con il comando “make”.</text:p>
      <text:p text:style-name="P3">Per la compilazione sono necessarie le stesse librerie di Wavedump: se <text:span text:style-name="T29">nel</text:span> computer <text:span text:style-name="T22">è</text:span> gi<text:span text:style-name="T22">à</text:span> installato Wavedump, anche objectDump viene compilato senza problemi. <text:span text:style-name="T48">Per compilare correttamente il programma di decoding specifico per I digitizer della famiglia 742 (v. paragrafo 2.3.1) è necessario installare il framework CERN Root.</text:span></text:p>
      <text:p text:style-name="P2"/>
      <text:p text:style-name="P2">Dopo la compilazione vengono prodotti tre eseguibili: “objectdump”, “objectdumpclient” e “decode”.</text:p>
      <text:p text:style-name="P2">I primi due vengono posti nella cartella principale, il terzo nella sottocartella RawData.</text:p>
      <text:p text:style-name="P67"/>
      <text:p text:style-name="P1"/>
      <text:p text:style-name="P61"><text:span text:style-name="T28">2. </text:span>Avvio dei programmi</text:p>
      <text:p text:style-name="P8"/>
      <text:p text:style-name="P21"><text:span text:style-name="T28">2.1 </text:span>Lato server</text:p>
      <text:p text:style-name="P2">Il <text:span text:style-name="T5">lato server del </text:span>programma pu<text:span text:style-name="T22">ò</text:span> essere lanciato con il seguente comando:</text:p>
      <text:p text:style-name="P2"/>
      <text:p text:style-name="P2">./objectdump [-m {user | tcp | all}] [-f configurationfilepath] [-d rawdatapath] [-l logfilepath]</text:p>
      <text:p text:style-name="P2"/>
      <text:p text:style-name="P3">L'opzione -m permette di scegliere la modalit<text:span text:style-name="T22">à</text:span> di inserimento dell'input:</text:p>
      <text:p text:style-name="P3"/>
      <text:p text:style-name="P2"><text:s text:c="7"/>-m user: il programma accetta input solo da tastiera</text:p>
      <text:p text:style-name="P3"><text:s text:c="7"/>-m tcp: il programma accetta input solo via TCP/IP. In questo caso <text:span text:style-name="T22">è</text:span> lanciato in modalit<text:span text:style-name="T22">à </text:span>demone.</text:p>
      <text:p text:style-name="P2"><text:s text:c="7"/>-m all: il programma accetta input sia da tastiera sia via TCP/IP.</text:p>
      <text:p text:style-name="P2"/>
      <text:p text:style-name="P3"><text:s text:c="7"/><text:span text:style-name="T1">-m all </text:span><text:span text:style-name="T23">è</text:span><text:span text:style-name="T1"> l'opzione di default.</text:span></text:p>
      <text:p text:style-name="P2"/>
      <text:p text:style-name="P7">L'opzione -f permette di specificare il path del file di configurazione. Di defa<text:span text:style-name="T34">u</text:span>lt esso <text:span text:style-name="T22">è</text:span> “ConfigurationFile”, posto nella cartella principale del programma.</text:p>
      <text:p text:style-name="P6"/>
      <text:p text:style-name="P5">L'opzione -d permette di specificare il path del file dove salvare i dati non decodificati. Di default esso <text:span text:style-name="T22">è</text:span> “data.txt” nella sottocartella RawData.</text:p>
      <text:p text:style-name="P4"/>
      <text:p text:style-name="P5">L'opzione -l permette di specificare il path del logfile. Di default esso <text:span text:style-name="T22">è</text:span> “LogFile”, posto nella cartella principale del programma.</text:p>
      <text:p text:style-name="P65"/>
      <text:p text:style-name="P21"><text:span text:style-name="T28">2.2 </text:span>Lato client</text:p>
      <text:p text:style-name="P5">Il lato client del programma pu<text:span text:style-name="T22">ò</text:span> essere lanciato con il comando:</text:p>
      <text:p text:style-name="P4"/>
      <text:p text:style-name="P4">./objectdumpclient -i serveripaddress</text:p>
      <text:p text:style-name="P4"/>
      <text:p text:style-name="P5">L'opzione -i permette di inserire l'indirizzo ip del server. Per testare il programma in locale <text:span text:style-name="T22">è</text:span> sufficiente digitare:</text:p>
      <text:p text:style-name="P4">./objectdumpclient -i 127.0.0.1</text:p>
      <text:p text:style-name="P4"><text:soft-page-break/><text:span text:style-name="T50">2.3 </text:span><text:span text:style-name="T49">Programma di decoding</text:span></text:p>
      <text:p text:style-name="P11">Un<text:span text:style-name="T21">a</text:span> delle idee su cui <text:span text:style-name="T22">è</text:span> fondato il progetto <text:span text:style-name="T22">è</text:span> quella di salvare su disco i dati acquisiti senza decodificarli. Il programma “decode” permette di decodificarli. </text:p>
      <text:p text:style-name="P11">Attualmente, a causa della politica di gestione delle librerie di decoding dell'azienda CAEN, per lanciare il programma decode <text:span text:style-name="T22">è</text:span> necessario comunque interfacciarsi col digitizer.</text:p>
      <text:p text:style-name="P10"/>
      <text:p text:style-name="P11">Il programma decode <text:span text:style-name="T22">è</text:span> presente nella sottocartella RawData. Nella stessa sottocartella <text:span text:style-name="T22">è</text:span> presente il file “DigitizerConfig.conf”.</text:p>
      <text:p text:style-name="P10">Per lanciare decode è necessario impostare il file DigitizerConfig.conf modificando il parametro OPEN <text:span text:style-name="T6">(v. File di configurazione di objectDump) per permettere l'apertura del digitizer. </text:span></text:p>
      <text:p text:style-name="P12">Il programma può essere eseguito con:</text:p>
      <text:p text:style-name="P12"/>
      <text:p text:style-name="P12">./decode -r rawdatapath -s rawdatasize -o decodeeventpath</text:p>
      <text:p text:style-name="P12"/>
      <text:p text:style-name="P12">Tutte le opzioni sono necessarie.</text:p>
      <text:p text:style-name="P12"/>
      <text:p text:style-name="P12">L'opzione -r specifica il path del file con i dati non decodificati.</text:p>
      <text:p text:style-name="P12"/>
      <text:p text:style-name="P12">L'opzione -s specifica il path del file con le dimensioni dei dati non decodificati</text:p>
      <text:p text:style-name="P14"/>
      <text:p text:style-name="P14">N.B. Quando objectDump salva su disco i dati non decodificati, crea automaticamente questo file accanto a quello dove sono salvati i rawdata aggiungendo i caratteri “sz” alla fine di questo.</text:p>
      <text:p text:style-name="P14">Esempio: di default objectDump salva i dati non decodificati nel file data.txt della sottocartella rawdata e le dimensioni nel file data.txtsz della sottocartella rawdata.</text:p>
      <text:p text:style-name="P26"/>
      <text:p text:style-name="P26">L'opzione -o specifica il path del file contenente i dati decodificati.</text:p>
      <text:p text:style-name="P26"/>
      <text:p text:style-name="P26">Esempio:</text:p>
      <text:p text:style-name="P26">./decode -r data.txt -s data.txtsz -o events.txt</text:p>
      <text:p text:style-name="P26"/>
      <text:p text:style-name="P25">2.3.1 Programma di decoding specifico per I digitizer della famiglia 742</text:p>
      <text:p text:style-name="P56">È presente un programma di decodifica specifico per I digitizer della famiglia x742. Esso non necessita del file DigitizerConfig.conf e nemmeno del file terminante con “sz”. </text:p>
      <text:p text:style-name="P56"/>
      <text:p text:style-name="P56">Fa uso dei file di calibrazione che vengono salvati nella cartella RawData acquisendo dati con un digitizer della famiglia x742. </text:p>
      <text:p text:style-name="P56"/>
      <text:p text:style-name="P56">Per il suo utilizzo non è necessario essere connessi al digitizer. Per utilizzare il programma occorre eseguirlo con la seguente sintassi:</text:p>
      <text:p text:style-name="P56"/>
      <text:p text:style-name="P56">./decode742 -r <text:span text:style-name="T6">rawdatapath</text:span> -o <text:span text:style-name="T6">decodeeventpath</text:span></text:p>
      <text:p text:style-name="P57"/>
      <text:p text:style-name="P58">L<text:span text:style-name="T6">'opzione -r specifica il path del file con i dati non decodificati.</text:span></text:p>
      <text:p text:style-name="P13"/>
      <text:p text:style-name="P27">L'opzione -s specifica il path del file con le dimensioni dei dati non decodificati</text:p>
      <text:p text:style-name="P26"/>
      <text:p text:style-name="P58">Esempio:</text:p>
      <text:p text:style-name="P27">./decode<text:span text:style-name="T47">742</text:span> -r data.txt -o events.txt</text:p>
      <text:p text:style-name="P26"/>
      <text:p text:style-name="P24"><text:soft-page-break/><text:span text:style-name="T31">3. </text:span><text:span text:style-name="T30">Comandi</text:span></text:p>
      <text:p text:style-name="P28"/>
      <text:list xml:id="list1181658036281365670" text:style-name="L1">
        <text:list-item>
          <text:p text:style-name="P69"><text:span text:style-name="T1">init</text:span>: <text:span text:style-name="T7">apre il digitizer.</text:span></text:p>
          <text:p text:style-name="P70"/>
        </text:list-item>
        <text:list-item>
          <text:p text:style-name="P70"><text:span text:style-name="T1">setup</text:span>: <text:span text:style-name="T7">imposta il digitizer.</text:span></text:p>
          <text:p text:style-name="P70"/>
        </text:list-item>
        <text:list-item>
          <text:p text:style-name="P70"><text:span text:style-name="T1">start</text:span>: <text:span text:style-name="T7">inizia la DAQ.</text:span></text:p>
          <text:p text:style-name="P70"/>
        </text:list-item>
        <text:list-item>
          <text:p text:style-name="P70"><text:span text:style-name="T1">stop</text:span>: <text:span text:style-name="T7">interrompe la DAQ.</text:span></text:p>
          <text:p text:style-name="P70"/>
        </text:list-item>
        <text:list-item>
          <text:p text:style-name="P70"><text:span text:style-name="T1">prestart</text:span>: <text:span text:style-name="T7">inizia il preprocessamento.</text:span></text:p>
          <text:p text:style-name="P70"/>
        </text:list-item>
        <text:list-item>
          <text:p text:style-name="P70"><text:span text:style-name="T1">prestop</text:span>: <text:span text:style-name="T7">interrompe il preprocessamento.</text:span></text:p>
          <text:p text:style-name="P70"/>
        </text:list-item>
        <text:list-item>
          <text:p text:style-name="P70"><text:span text:style-name="T1">vistart</text:span> <text:span text:style-name="T1">[channelnumber]</text:span>: <text:span text:style-name="T7">visualizza i dati ricevuti nel canale indicato da channelnumber.</text:span></text:p>
          <text:p text:style-name="P70"/>
        </text:list-item>
        <text:list-item>
          <text:p text:style-name="P70"><text:span text:style-name="T1">vistop</text:span>: <text:span text:style-name="T7">ferma la visualizzazione.</text:span></text:p>
        </text:list-item>
        <text:list-item>
          <text:p text:style-name="P71"><text:span text:style-name="T1">Rawstart</text:span><text:span text:style-name="T4"> [num_events]</text:span>: <text:span text:style-name="T7">inizia a salvare su disco i dati acquisiti. Vengono salvati al massimo un numero di eventi pari a num_events. Se l'utente omette il parametro num_events, il programma continua a salvare dati fino alla digitazione del comando rawstop.</text:span></text:p>
          <text:p text:style-name="P70"/>
        </text:list-item>
        <text:list-item>
          <text:p text:style-name="P70"><text:span text:style-name="T1">rawstop</text:span>: <text:span text:style-name="T7">interrompe il salvataggio su disco dei dati ricevuti.</text:span></text:p>
          <text:p text:style-name="P70"/>
        </text:list-item>
        <text:list-item>
          <text:p text:style-name="P70"><text:span text:style-name="T1">close</text:span>: <text:span text:style-name="T7">chiude il digitizer.</text:span></text:p>
          <text:p text:style-name="P70"/>
        </text:list-item>
        <text:list-item>
          <text:p text:style-name="P70"><text:span text:style-name="T1">send</text:span>: <text:span text:style-name="T7">invia un software trigger.</text:span></text:p>
          <text:p text:style-name="P70"/>
        </text:list-item>
        <text:list-item>
          <text:p text:style-name="P70"><text:span text:style-name="T1">help</text:span>: <text:span text:style-name="T7">visualizza la lista dei comandi disponibili.</text:span></text:p>
          <text:p text:style-name="P70"/>
        </text:list-item>
        <text:list-item>
          <text:p text:style-name="P70"><text:span text:style-name="T1">check</text:span>: <text:span text:style-name="T7">stampa il contenuto delle impostazioni lette nel file di configurazione e controlla la presenza e la correttezza dei parametri fondamentali.</text:span></text:p>
          <text:p text:style-name="P70"/>
        </text:list-item>
        <text:list-item>
          <text:p text:style-name="P72"><text:span text:style-name="T1">chkconf</text:span>: <text:s/><text:span text:style-name="T7">stampa il contenuto delle impostazioni lette nel file di configurazione.</text:span></text:p>
          <text:p text:style-name="P72"/>
        </text:list-item>
        <text:list-item>
          <text:p text:style-name="P70"><text:span text:style-name="T1">write register 0x[register] 0x[data]</text:span>: <text:span text:style-name="T7">scrive nel registro indicato da register i dati indicati da data.</text:span></text:p>
          <text:p text:style-name="P70"/>
        </text:list-item>
        <text:list-item>
          <text:p text:style-name="P70"><text:span text:style-name="T1">read register 0x[register]</text:span>: <text:span text:style-name="T7">legge il registro indicato da register.</text:span></text:p>
          <text:p text:style-name="P70"/>
        </text:list-item>
        <text:list-item>
          <text:p text:style-name="P70"><text:span text:style-name="T1">-f [conf file path]</text:span>: <text:span text:style-name="T7">imposta il path del file di configurazione.</text:span></text:p>
          <text:p text:style-name="P70"/>
        </text:list-item>
        <text:list-item>
          <text:p text:style-name="P70"><text:span text:style-name="T1">-d [data file path]</text:span>: <text:span text:style-name="T7">imposta il path del file dove vengono salvati i dati non decodificati.</text:span></text:p>
          <text:p text:style-name="P70"/>
        </text:list-item>
        <text:list-item>
          <text:p text:style-name="P70"><text:span text:style-name="T1">-l [log file path]</text:span>: <text:span text:style-name="T7">cambio il path del logfile.</text:span></text:p>
          <text:p text:style-name="P70"/>
        </text:list-item>
        <text:list-item>
          <text:p text:style-name="P70"><text:span text:style-name="T1">print</text:span>: <text:span text:style-name="T7">stampa il contenuto della configurazione interna del programma.</text:span></text:p>
          <text:p text:style-name="P70"/>
        </text:list-item>
        <text:list-item>
          <text:p text:style-name="P70"><text:soft-page-break/><text:span text:style-name="T1">print files</text:span>: <text:span text:style-name="T7">stampa il path del file di configurazione</text:span>, <text:span text:style-name="T7">del file dove vengono salvati i dati non decodificati e del log file.</text:span></text:p>
          <text:p text:style-name="P73"/>
        </text:list-item>
        <text:list-item>
          <text:p text:style-name="P74"><text:span text:style-name="T1">status</text:span>: stampa lo status dei thread del programma (cioè se sono attivi o spenti) <text:span text:style-name="T46">e il numero di eventi salvato su disco.</text:span></text:p>
          <text:p text:style-name="P74"/>
        </text:list-item>
        <text:list-item>
          <text:p text:style-name="P70"><text:span text:style-name="T1">more</text:span>: <text:span text:style-name="T7">stampa il contenuto del log file.</text:span></text:p>
          <text:p text:style-name="P70"/>
        </text:list-item>
        <text:list-item>
          <text:p text:style-name="P70"><text:span text:style-name="T2">e</text:span><text:span text:style-name="T1">xit/</text:span><text:span text:style-name="T3">quit</text:span>: <text:span text:style-name="T8">esci dal programma.</text:span></text:p>
        </text:list-item>
      </text:list>
      <text:p text:style-name="P29"/>
      <text:p text:style-name="P15">Tutti i comandi possono essere inviati anche con objectdumpclient via TCP/I<text:span text:style-name="T9">P con la differenza che exit interrompe objectdumpclient, non objectdump.</text:span></text:p>
      <text:p text:style-name="P15"/>
      <text:p text:style-name="P20"/>
      <text:p text:style-name="P16"><text:span text:style-name="T31">4. </text:span><text:span text:style-name="T30">File di configurazione</text:span></text:p>
      <text:p text:style-name="P33">Il file di configurazione di objectdump “ConfigurationFile” è posi<text:span text:style-name="T32">z</text:span>ionato di default nella cartella del programma. </text:p>
      <text:p text:style-name="P33">L'utente può modificarne il path o lanciando il programma con l'opzione <text:span text:style-name="T10"><text:s/>-f configurationfilepath </text:span>oppure inserendo il comando <text:span text:style-name="T10">-f configurationfilepath</text:span> durante l'esecuzione del programma.</text:p>
      <text:p text:style-name="P33"/>
      <text:p text:style-name="P32"/>
      <text:p text:style-name="P59"><text:span text:style-name="T28">4.1 </text:span>Impostazioni comuni a tutti i canali</text:p>
      <text:p text:style-name="P55"/>
      <text:p text:style-name="P55"/>
      <text:p text:style-name="P16">OPEN usb|pci LinkNumber NodeNumber BaseAddress</text:p>
      <text:p text:style-name="P32">Il parametro open consente di specificare le informazioni necessarie per aprire il digitizer. Se una di queste informazioni non è necessaria (ad esempio il BaseAddress), occorre settarla con il parametro 0.</text:p>
      <text:p text:style-name="P32"/>
      <text:p text:style-name="P32"><text:span text:style-name="T10">Esempio</text:span>: OPEN PCI 0 0 0</text:p>
      <text:p text:style-name="P30"/>
      <text:p text:style-name="P30"/>
      <text:p text:style-name="P16">MAX_NUM_EVENTS_BLT maximum_number_of_events</text:p>
      <text:p text:style-name="P34">Il parametro MAX_NUM_EVENTS_BLT imposta il numero di eventi massimo che può essere trasferito in un block tran<text:span text:style-name="T36">s</text:span>fer.</text:p>
      <text:p text:style-name="P34"/>
      <text:p text:style-name="P34"><text:span text:style-name="T10">Esempio</text:span>: MAX_NUM_EVENTS_BLT 2</text:p>
      <text:p text:style-name="P30"/>
      <text:p text:style-name="P30"/>
      <text:p text:style-name="P16">RECORD_LENGT<text:span text:style-name="T11">H</text:span> number_of_samples</text:p>
      <text:p text:style-name="P34">Il parametro RECORD_LENGTH indica il numero di campioni da acquisire ad ogni trigger.</text:p>
      <text:p text:style-name="P34"/>
      <text:p text:style-name="P34"><text:span text:style-name="T10">Esempio</text:span>: RECORD_LENGTH 1024</text:p>
      <text:p text:style-name="P30"/>
      <text:p text:style-name="P30"/>
      <text:p text:style-name="P16">POST_TRIGGER value</text:p>
      <text:p text:style-name="P34">Il parametro POST_TRIGGER <text:span text:style-name="T37">indica</text:span> la dimensione del post-trigger in percentuale della grandezza di record_length. Nel caso dei digitizer x742, c'è un ulteriore delay di 35 ns.</text:p>
      <text:p text:style-name="P34"/>
      <text:p text:style-name="P35"><text:soft-page-break/><text:span text:style-name="T10">Esempio</text:span>: POST_TRIGGER 10</text:p>
      <text:p text:style-name="P30"/>
      <text:p text:style-name="P30"/>
      <text:p text:style-name="P16">TEST_PATTERN yes|no</text:p>
      <text:p text:style-name="P35">Il parametro TEST_PATTERN permette di sostituire alla ADC un'onda triangolare di test con un range da 0 al massimo acquisibile.</text:p>
      <text:p text:style-name="P35"/>
      <text:p text:style-name="P35"><text:span text:style-name="T10">Esempio</text:span>: TEST_PATTER<text:span text:style-name="T35">N</text:span> yes</text:p>
      <text:p text:style-name="P30"/>
      <text:p text:style-name="P30"/>
      <text:p text:style-name="P16">FPIO_LEVEL ttl|nim</text:p>
      <text:p text:style-name="P36">Il parametro FPIO_LEVEL indica il tipo dell'input/output dei front panel LEMO connectors.</text:p>
      <text:p text:style-name="P36"/>
      <text:p text:style-name="P37"><text:span text:style-name="T10">Esempio</text:span>: FPIO_LEVEL nim</text:p>
      <text:p text:style-name="P37"/>
      <text:p text:style-name="P16">DECIMATION_FACTOR number_of_samples</text:p>
      <text:p text:style-name="P37">Il parametro DECIMATION_FACTOR, significativo solo per i digitizers della famiglia X740, specifica il decimation factor dell'acquisizione.</text:p>
      <text:p text:style-name="P37"/>
      <text:p text:style-name="P38"><text:span text:style-name="T10">Esempio</text:span>: DECIMATION_FACT<text:span text:style-name="T21">O</text:span>R <text:s/>1</text:p>
      <text:p text:style-name="P37"/>
      <text:p text:style-name="P37"/>
      <text:p text:style-name="P16">ENABLED_FAST_TRIGGER_DIGITIZING yes|no</text:p>
      <text:p text:style-name="P38">Il parametro <text:span text:style-name="T12">ENABLED_FAST_TRIGGER_DIGITIZING, </text:span>significativo sono per i digitizers della famiglia x742, indica se digitalizzare e render<text:span text:style-name="T38">e</text:span> disponibil<text:span text:style-name="T40">i</text:span> nel readout i segnali <text:span text:style-name="T39">acquisiti </text:span>dai canali di fast triggering.</text:p>
      <text:p text:style-name="P38"/>
      <text:p text:style-name="P39"><text:span text:style-name="T10">Esempio</text:span>: ENABLED_FAST_TRIGGER_DIGITIZING yes</text:p>
      <text:p text:style-name="P30"/>
      <text:p text:style-name="P30"/>
      <text:p text:style-name="P16">FAST_TRIGGER acquisition_only|disabled</text:p>
      <text:p text:style-name="P40">Il parametro FAST_TRIGGER permetto di usare l'input proveniente dai canali di fast triggering come segnale di trigger per, rispettivamente, i gruppi 0-1 e 2-3. </text:p>
      <text:p text:style-name="P40"/>
      <text:p text:style-name="P41"><text:span text:style-name="T10">Esempio</text:span>: FAST_TRIGGER acquisition_only</text:p>
      <text:p text:style-name="P41"/>
      <text:p text:style-name="P30"/>
      <text:p text:style-name="P16">EXTERNAL_TRIGGER acquisition_only|acquisition_and_trgout|disabled</text:p>
      <text:p text:style-name="P41">Il parametro EXTERNAL_TRIGGER permette di impostare il modo con cui usare il segna<text:span text:style-name="T41">l</text:span>e di trigger.</text:p>
      <text:p text:style-name="P41"/>
      <text:p text:style-name="P42"><text:span text:style-name="T10">Esempio</text:span>: EXTERNAL_TRIGGER acquisition_only</text:p>
      <text:p text:style-name="P41"/>
      <text:p text:style-name="P41"/>
      <text:p text:style-name="P16">ENABLE_DES_MODE yes|no</text:p>
      <text:p text:style-name="P43">Il parametro ENABLE_DES_MODE permette di abilitare la Dual Edge Sampling (DES) mode per i digitizers delle serie 731 e 751. Quando la DES mode è <text:span text:style-name="T42">attiva</text:span>, solo metà dei canali è abilitata (pari per la serie 731, dispari per la serie 751).</text:p>
      <text:p text:style-name="P43"/>
      <text:p text:style-name="P43"><text:span text:style-name="T10">Esempio</text:span>: ENABLE_DES_MODE yes</text:p>
      <text:p text:style-name="P16"><text:soft-page-break/>GNUPLOT_PATH gnuplotcommand|gnuplot<text:span text:style-name="T13">program</text:span>path</text:p>
      <text:p text:style-name="P44">Il parametro GNUPLOT_PATH indica il comando che objectDump utilizzerà per lanciare gnuplot. Quindi, il parametro deve essere impostato o con il comando utilizzato nella shell per lanciare gnuplot o con il path assoluto del programma gnuplot.</text:p>
      <text:p text:style-name="P44"/>
      <text:p text:style-name="P44"><text:span text:style-name="T10">Esempio</text:span>: GNUPLOT_PATH gnuplot</text:p>
      <text:p text:style-name="P30"/>
      <text:p text:style-name="P30"/>
      <text:p text:style-name="P16">DRS4_FREQUENCY 0|1|2</text:p>
      <text:p text:style-name="P44">Il parame<text:span text:style-name="T14">tro DRS4_FREQUENCY, significativo solo i digitizers della famiglia x742, permette di impostare la frequenza di campionamento. </text:span></text:p>
      <text:p text:style-name="P45">0---&gt; 5 Ghz (valore di default)</text:p>
      <text:p text:style-name="P45">1---&gt; 2.5 Ghz</text:p>
      <text:p text:style-name="P45">2---&gt; 1 Ghz.</text:p>
      <text:p text:style-name="P45"/>
      <text:p text:style-name="P45"><text:span text:style-name="T10">Esempio</text:span>: DRS4_FREQUENCY 1 (cioè viene impostata la frequenza di campionamento a 2.5 Ghz).</text:p>
      <text:p text:style-name="P47"/>
      <text:p text:style-name="P48"><text:s/></text:p>
      <text:p text:style-name="P16">GROUP_ENABLE_MASK groupenablemask</text:p>
      <text:p text:style-name="P48">Il parametro <text:span text:style-name="T12">GROUP_ENABLE_MASK </text:span>consente di impostare quali gruppi di canali saranno presenti nell'acquisizione. <text:span text:style-name="T16">Questo parametro ha senso per le famiglie x740, x742 e x743.</text:span></text:p>
      <text:p text:style-name="P48"/>
      <text:p text:style-name="P50"><text:span text:style-name="T10">Esempio</text:span>: GROUP_ENABLE_MASK 0x9. <text:span text:style-name="T19">In questo caso saranno presenti solo il gruppo 0 e il gruppo 3 (0x9 = 1001 in base 2).</text:span></text:p>
      <text:p text:style-name="P48"/>
      <text:p text:style-name="P48"/>
      <text:p text:style-name="P16">CHANNEL_ENABLE_MASK channelenablemask</text:p>
      <text:p text:style-name="P51">Il parametro <text:span text:style-name="T12">CHANNEL_ENABLE_MASK </text:span>consente di impostare quali canali saranno presenti nell'acquisizione. <text:span text:style-name="T16">Questo parametro </text:span>non <text:span text:style-name="T16">ha senso per le famiglie x740, x742 e x743.</text:span></text:p>
      <text:p text:style-name="P51"/>
      <text:p text:style-name="P51"><text:span text:style-name="T10">Esempio</text:span>: <text:span text:style-name="T12">CHANNEL_ENABLE_MASK </text:span>0x3. <text:span text:style-name="T20">In questo caso saranno presenti solo il canale 0 e il canale 2 (0x3 = 11 in case 2).</text:span></text:p>
      <text:p text:style-name="P30"/>
      <text:p text:style-name="P30"/>
      <text:p text:style-name="P17">ALL DC_OFFSET dc_offset</text:p>
      <text:p text:style-name="P46">Il parametro ALL DC_OFFSET consente di eseguire lo shift dell'input di tutti i canali disponibili della dimensione indicata in dc_offset. Per avere maggiori informazioni sul significato di tale dimensione, consultare la documentazione tecnica del digitizer.</text:p>
      <text:p text:style-name="P46"/>
      <text:p text:style-name="P46"><text:span text:style-name="T10">Esempio</text:span>: ALL DC_OFFSET 0x3fff</text:p>
      <text:p text:style-name="P46"/>
      <text:p text:style-name="P31"/>
      <text:p text:style-name="P17">ALL TRIGGER_THRESHOLD triggerthreshold</text:p>
      <text:p text:style-name="P46">Il parametro ALL TRIGGER_THRESHOLD consente di impostare su tutti i canali disponibili la soglia di self triggering indicata da triggerthreshold.</text:p>
      <text:p text:style-name="P46"/>
      <text:p text:style-name="P46"><text:span text:style-name="T10">Esempio</text:span>: ALL TRIGGER_ THRESHOLD 0x<text:span text:style-name="T15">0</text:span>100</text:p>
      <text:p text:style-name="P31"/>
      <text:p text:style-name="P31"/>
      <text:p text:style-name="P19"><text:soft-page-break/>SELF_TRIGGER_ENABLE_MASK selftriggerenable <text:span text:style-name="T43">acquisition_only | </text:span></text:p>
      <text:p text:style-name="P23">acquisition_and_trgout | disabled</text:p>
      <text:p text:style-name="P49">Il parametro <text:s/><text:span text:style-name="T12">TRIGGER_ENABLE_MASK </text:span>consente di impostare quali canali generano un segnale di trigger nel caso in cui il loro input superi la TRIGGER_THRESHOLD impostata.</text:p>
      <text:p text:style-name="P49"/>
      <text:p text:style-name="P49"><text:span text:style-name="T10">Esempio (nel caso in cui il digitizer abbia 4 canali)</text:span>: <text:span text:style-name="T12">SELF_TRIGGER_ENABLE_MASK </text:span>0x<text:span text:style-name="T17">9</text:span>. In questo modo i canali che possono generare il trigger sono lo 0 e il 3 <text:span text:style-name="T18">( 0x9 = 1001 in base 2)</text:span>.</text:p>
      <text:p text:style-name="P17"/>
      <text:p text:style-name="P17"/>
      <text:p text:style-name="P23">WRITE REGISTER <text:span text:style-name="T45"><text:s/>0x[register] 0x[data]</text:span></text:p>
      <text:p text:style-name="P23">S<text:span text:style-name="T44">crive nel registro indicato da register i dati indicati da data.</text:span></text:p>
      <text:p text:style-name="P22"/>
      <text:p text:style-name="P22"/>
      <text:p text:style-name="P22"><text:span text:style-name="T28">4.2 </text:span>Impostazioni per singolo canale o gruppo</text:p>
      <text:p text:style-name="P18"/>
      <text:p text:style-name="P18"/>
      <text:p text:style-name="P18">CH channelnumber TRIGGER_THRESHOLD triggerthreshold</text:p>
      <text:p text:style-name="P52"><text:span text:style-name="T10">Esempio</text:span>: CH 2 TRIGGER_THRESHOLD 0x100</text:p>
      <text:p text:style-name="P54">Imposta a 0x100 la soglia di auto triggering del canale 2.</text:p>
      <text:p text:style-name="P52"/>
      <text:p text:style-name="P16">GR groupnumber TRIGGER_THRESHOLD triggerthreshold</text:p>
      <text:p text:style-name="P52"><text:span text:style-name="T10">Esempio</text:span>: GR 2 TRIGGER_THRESHOLD 0x100</text:p>
      <text:p text:style-name="P52">Imposta a 0x100 la soglia di auto triggering del gruppo 2.</text:p>
      <text:p text:style-name="P30"/>
      <text:p text:style-name="P18"><text:span text:style-name="T24">FAST</text:span> <text:span text:style-name="T24">fastnumber</text:span> TRIGGER_THRESHOLD triggerthreshold</text:p>
      <text:p text:style-name="P53"><text:span text:style-name="T10">Esempio</text:span>: <text:span text:style-name="T24">FAST</text:span> <text:span text:style-name="T24">1</text:span> TRIGGER_THRESHOLD 0x100</text:p>
      <text:p text:style-name="P53">Imposta a 0x100 la soglia di auto triggering del <text:span text:style-name="T24">canale di fast triggering</text:span> <text:span text:style-name="T24">1</text:span>. <text:span text:style-name="T24">L'impostazione ha senso solo per i digitizers della famiglia x742.</text:span></text:p>
      <text:p text:style-name="P30"/>
      <text:p text:style-name="P16">CH channelnumber DC_OFFSET dcoffset</text:p>
      <text:p text:style-name="P52"><text:span text:style-name="T10">Esempio</text:span>: CH 2 DC_OFFSET 0x3fff</text:p>
      <text:p text:style-name="P52">Imposta a 0x3<text:span text:style-name="T33">f</text:span>ff il dc offset del canale 2.</text:p>
      <text:p text:style-name="P52"/>
      <text:p text:style-name="P16">GR groupnumber DC_OFFSET dcoffset</text:p>
      <text:p text:style-name="P52"><text:span text:style-name="T10">Esempio</text:span>: GR 2 DC_OFFSET 0x3fff</text:p>
      <text:p text:style-name="P52">Imposta a 0x3fff il dc offset del gruppo 2.</text:p>
      <text:p text:style-name="P52"/>
      <text:p text:style-name="P18"><text:span text:style-name="T24">FAST</text:span> groupnumber DC_OFFSET dcoffset</text:p>
      <text:p text:style-name="P53"><text:span text:style-name="T10">Esempio</text:span>: <text:span text:style-name="T24">FAST</text:span> <text:span text:style-name="T24">1</text:span> DC_OFFSET 0x3fff</text:p>
      <text:p text:style-name="P53">Imposta a 0x3fff il dc offset del <text:span text:style-name="T24">canale di fast triggering</text:span> <text:span text:style-name="T24">1</text:span>. <text:span text:style-name="T24">L'impostazione ha senso solo per i digitizers della famiglia x742.</text:span></text:p>
      <text:p text:style-name="P28"/>
      <text:p text:style-name="P26"/>
      <text:p text:style-name="P62"><text:span text:style-name="T28">5. </text:span>Note per la compilazione</text:p>
      <text:p text:style-name="P62"/>
      <text:p text:style-name="P63">Il Makefile mette a disposizione i seguenti target:</text:p>
      <text:p text:style-name="P63"/>
      <text:p text:style-name="P63"><text:span text:style-name="T1">all</text:span>: produce gli eseguibili “objectdump”, “objectdumpclient” e “decode” (vedi sezione installazione). Il <text:soft-page-break/>codice oggetto prodotto dalla compilazione <text:s/><text:span text:style-name="T27">è </text:span>posto nella cartella objectcode.</text:p>
      <text:p text:style-name="P63"/>
      <text:p text:style-name="P63"><text:span text:style-name="T1">remove</text:span>: rimuove gli eseguibili “objectdump”, “objectdumpclient”, “decode” e il contenuto della cartella objectcode.</text:p>
      <text:p text:style-name="P63"/>
      <text:p text:style-name="P63"><text:span text:style-name="T1">flex</text:span>: partendo dal file AnalizzatoreLessicale.flex, produce il file Analizzatore.c.</text:p>
      <text:p text:style-name="P63"/>
      <text:p text:style-name="P9"><text:span text:style-name="T25">N.B. Se si modifica il file AnalizzatoreLessicale.flex, occorre eseguire “make flex” per produrre un nuovo file Analizzatore.c e rendere quindi effetti</text:span><text:span text:style-name="T26">v</text:span><text:span text:style-name="T25">e le modifiche alla successiva compilazione (eseguibile semplicemente con il comando “make”)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09:25:36.722848636</meta:creation-date>
    <dc:date>2016-07-12T09:59:18.966681849</dc:date>
    <meta:editing-duration>PT2H10M27S</meta:editing-duration>
    <meta:editing-cycles>82</meta:editing-cycles>
    <meta:generator>LibreOffice/4.2.8.2$Linux_X86_64 LibreOffice_project/420m0$Build-2</meta:generator>
    <meta:document-statistic meta:table-count="0" meta:image-count="0" meta:object-count="0" meta:page-count="8" meta:paragraph-count="187" meta:word-count="1854" meta:character-count="12724" meta:non-whitespace-character-count="11041"/>
  </office:meta>
</office:document-meta>
</file>